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fo:break-before="page"/>
      <style:text-properties fo:font-size="12pt" fo:font-weight="bold" officeooo:rsid="00cd7e89" officeooo:paragraph-rsid="0007257e" style:font-size-asian="12pt" style:font-weight-asian="bold" style:font-size-complex="12pt" style:font-weight-complex="bold"/>
    </style:style>
    <style:style style:name="P2" style:family="paragraph" style:parent-style-name="Standard">
      <style:paragraph-properties fo:margin-left="2cm" fo:margin-right="0cm" fo:text-align="justify" style:justify-single-word="false" fo:text-indent="0cm" style:auto-text-indent="false"/>
      <style:text-properties fo:font-size="12pt" officeooo:rsid="00cd7e89" officeooo:paragraph-rsid="0007257e" style:font-size-asian="12pt" style:font-size-complex="12pt"/>
    </style:style>
    <style:style style:name="P3" style:family="paragraph" style:parent-style-name="Standard">
      <style:paragraph-properties fo:margin-left="6.001cm" fo:margin-right="0cm" fo:text-align="justify" style:justify-single-word="false" fo:text-indent="0cm" style:auto-text-indent="false"/>
      <style:text-properties fo:font-size="12pt" officeooo:rsid="00cd7e89" officeooo:paragraph-rsid="0007257e" style:font-size-asian="12pt" style:font-size-complex="12pt"/>
    </style:style>
    <style:style style:name="P4" style:family="paragraph" style:parent-style-name="Standard">
      <style:paragraph-properties fo:margin-left="8.001cm" fo:margin-right="0cm" fo:text-align="justify" style:justify-single-word="false" fo:text-indent="0cm" style:auto-text-indent="false"/>
      <style:text-properties fo:font-size="12pt" officeooo:rsid="00cd7e89" officeooo:paragraph-rsid="0007257e" style:font-size-asian="12pt" style:font-size-complex="12pt"/>
    </style:style>
    <style:style style:name="P5" style:family="paragraph" style:parent-style-name="Standard">
      <style:paragraph-properties fo:margin-left="4.001cm" fo:margin-right="0cm" fo:text-align="justify" style:justify-single-word="false" fo:text-indent="0cm" style:auto-text-indent="false"/>
      <style:text-properties fo:font-size="12pt" officeooo:rsid="00dedacf" officeooo:paragraph-rsid="0007257e" style:font-size-asian="12pt" style:font-size-complex="12pt"/>
    </style:style>
    <style:style style:name="P6" style:family="paragraph" style:parent-style-name="Standard">
      <style:paragraph-properties fo:margin-left="6.001cm" fo:margin-right="0cm" fo:text-align="justify" style:justify-single-word="false" fo:text-indent="0cm" style:auto-text-indent="false"/>
      <style:text-properties fo:font-size="12pt" officeooo:rsid="00dedacf" officeooo:paragraph-rsid="0007257e" style:font-size-asian="12pt" style:font-size-complex="12pt"/>
    </style:style>
    <style:style style:name="P7" style:family="paragraph" style:parent-style-name="Standard">
      <style:paragraph-properties fo:margin-left="2cm" fo:margin-right="0cm" fo:text-align="justify" style:justify-single-word="false" fo:text-indent="0cm" style:auto-text-indent="false"/>
      <style:text-properties fo:font-size="12pt" officeooo:rsid="00077cea" officeooo:paragraph-rsid="00077cea" style:font-size-asian="12pt" style:font-size-complex="12pt"/>
    </style:style>
    <style:style style:name="P8" style:family="paragraph" style:parent-style-name="Standard">
      <style:paragraph-properties fo:margin-left="4.001cm" fo:margin-right="0cm" fo:text-align="justify" style:justify-single-word="false" fo:text-indent="0cm" style:auto-text-indent="false"/>
      <style:text-properties fo:font-size="12pt" officeooo:rsid="00077cea" officeooo:paragraph-rsid="00077cea" style:font-size-asian="12pt" style:font-size-complex="12pt"/>
    </style:style>
    <style:style style:name="P9" style:family="paragraph" style:parent-style-name="Standard">
      <style:paragraph-properties fo:margin-left="4.001cm" fo:margin-right="0cm" fo:text-align="justify" style:justify-single-word="false" fo:text-indent="0cm" style:auto-text-indent="false"/>
      <style:text-properties fo:font-size="12pt" officeooo:rsid="00be4ea2" officeooo:paragraph-rsid="0007257e" style:font-size-asian="12pt" style:font-size-complex="12pt"/>
    </style:style>
    <style:style style:name="P10" style:family="paragraph" style:parent-style-name="Standard">
      <style:paragraph-properties fo:margin-left="6.001cm" fo:margin-right="0cm" fo:text-align="justify" style:justify-single-word="false" fo:text-indent="0cm" style:auto-text-indent="false"/>
      <style:text-properties fo:font-size="12pt" officeooo:rsid="00be4ea2" officeooo:paragraph-rsid="0007257e" style:font-size-asian="12pt" style:font-size-complex="12pt"/>
    </style:style>
    <style:style style:name="P11" style:family="paragraph" style:parent-style-name="Standard">
      <style:paragraph-properties fo:margin-left="10.001cm" fo:margin-right="0cm" fo:text-align="justify" style:justify-single-word="false" fo:text-indent="0cm" style:auto-text-indent="false"/>
      <style:text-properties fo:font-size="12pt" officeooo:rsid="00be4ea2" officeooo:paragraph-rsid="0007257e" style:font-size-asian="12pt" style:font-size-complex="12pt"/>
    </style:style>
    <style:style style:name="P12" style:family="paragraph" style:parent-style-name="Standard">
      <style:paragraph-properties fo:margin-left="10.001cm" fo:margin-right="0cm" fo:text-align="justify" style:justify-single-word="false" fo:text-indent="0cm" style:auto-text-indent="false"/>
      <style:text-properties fo:font-size="12pt" officeooo:rsid="00d06538" officeooo:paragraph-rsid="0007257e"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fo:font-size="9pt" fo:font-weight="bold" officeooo:rsid="000adb34" officeooo:paragraph-rsid="000adb34" style:font-size-asian="9pt" style:font-weight-asian="bold" style:font-size-complex="9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fo:font-size="20pt" fo:font-weight="bold" officeooo:rsid="000adb34" officeooo:paragraph-rsid="000adb34" style:font-size-asian="20pt" style:font-weight-asian="bold" style:font-size-complex="20pt" style:font-weight-complex="bold"/>
    </style:style>
    <style:style style:name="P15" style:family="paragraph" style:parent-style-name="Standard">
      <style:paragraph-properties fo:margin-left="0cm" fo:margin-right="0cm" fo:text-align="justify" style:justify-single-word="false" fo:text-indent="0cm" style:auto-text-indent="false"/>
      <style:text-properties fo:font-size="12pt" fo:font-weight="bold" officeooo:rsid="000adb34" officeooo:paragraph-rsid="000adb34" style:font-size-asian="12pt" style:font-weight-asian="bold" style:font-size-complex="12pt" style:font-weight-complex="bold"/>
    </style:style>
    <style:style style:name="P16" style:family="paragraph" style:parent-style-name="Standard">
      <style:paragraph-properties fo:margin-left="2cm" fo:margin-right="0cm" fo:text-align="justify" style:justify-single-word="false" fo:text-indent="0cm" style:auto-text-indent="false"/>
      <style:text-properties fo:font-size="12pt" fo:font-weight="bold" officeooo:rsid="000adb34" officeooo:paragraph-rsid="000adb34" style:font-size-asian="12pt" style:font-weight-asian="bold" style:font-size-complex="12pt" style:font-weight-complex="bold"/>
    </style:style>
    <style:style style:name="P17" style:family="paragraph" style:parent-style-name="Standard">
      <style:paragraph-properties fo:margin-left="2cm" fo:margin-right="0cm" fo:text-align="justify" style:justify-single-word="false" fo:text-indent="0cm" style:auto-text-indent="false"/>
      <style:text-properties fo:font-size="12pt" fo:font-weight="bold" officeooo:rsid="000be2a2" officeooo:paragraph-rsid="000be2a2" style:font-size-asian="12pt" style:font-weight-asian="bold" style:font-size-complex="12pt" style:font-weight-complex="bold"/>
    </style:style>
    <style:style style:name="P18" style:family="paragraph" style:parent-style-name="Standard">
      <style:paragraph-properties fo:margin-left="0cm" fo:margin-right="0cm" fo:text-align="justify" style:justify-single-word="false" fo:text-indent="0cm" style:auto-text-indent="false"/>
      <style:text-properties fo:font-size="12pt" fo:font-weight="bold" officeooo:rsid="000be2a2" officeooo:paragraph-rsid="000be2a2" style:font-size-asian="12pt" style:font-weight-asian="bold" style:font-size-complex="12pt" style:font-weight-complex="bold"/>
    </style:style>
    <style:style style:name="P19" style:family="paragraph" style:parent-style-name="Standard">
      <style:paragraph-properties fo:margin-left="0cm" fo:margin-right="0cm" fo:text-align="justify" style:justify-single-word="false" fo:text-indent="0cm" style:auto-text-indent="false"/>
      <style:text-properties fo:font-size="12pt" fo:font-weight="bold" officeooo:rsid="000be2a2" officeooo:paragraph-rsid="000c09f6" style:font-size-asian="12pt" style:font-weight-asian="bold" style:font-size-complex="12pt" style:font-weight-complex="bold"/>
    </style:style>
    <style:style style:name="P20" style:family="paragraph" style:parent-style-name="Standard">
      <style:paragraph-properties fo:margin-left="2cm" fo:margin-right="0cm" fo:text-align="justify" style:justify-single-word="false" fo:text-indent="0cm" style:auto-text-indent="false"/>
      <style:text-properties fo:font-size="12pt" fo:font-weight="bold" officeooo:rsid="000be2a2" officeooo:paragraph-rsid="000c09f6" style:font-size-asian="12pt" style:font-weight-asian="bold" style:font-size-complex="12pt" style:font-weight-complex="bold"/>
    </style:style>
    <style:style style:name="P21" style:family="paragraph" style:parent-style-name="Standard">
      <style:paragraph-properties fo:margin-left="2cm" fo:margin-right="0cm" fo:text-align="justify" style:justify-single-word="false" fo:text-indent="0cm" style:auto-text-indent="false"/>
      <style:text-properties fo:font-size="12pt" fo:font-weight="bold" officeooo:rsid="000c09f6" officeooo:paragraph-rsid="000c09f6" style:font-size-asian="12pt" style:font-weight-asian="bold" style:font-size-complex="12pt" style:font-weight-complex="bold"/>
    </style:style>
    <style:style style:name="P22" style:family="paragraph" style:parent-style-name="Standard">
      <style:paragraph-properties fo:margin-left="2cm" fo:margin-right="0cm" fo:text-align="justify" style:justify-single-word="false" fo:text-indent="0cm" style:auto-text-indent="false"/>
      <style:text-properties fo:font-size="12pt" fo:font-weight="bold" officeooo:rsid="000e034e" officeooo:paragraph-rsid="000e034e" style:font-size-asian="12pt" style:font-weight-asian="bold" style:font-size-complex="12pt" style:font-weight-complex="bold"/>
    </style:style>
    <style:style style:name="P23" style:family="paragraph" style:parent-style-name="Standard">
      <style:paragraph-properties fo:margin-left="4.001cm" fo:margin-right="0cm" fo:text-align="justify" style:justify-single-word="false" fo:text-indent="0cm" style:auto-text-indent="false"/>
      <style:text-properties fo:font-size="12pt" fo:font-weight="bold" officeooo:rsid="000e034e" officeooo:paragraph-rsid="000e034e" style:font-size-asian="12pt" style:font-weight-asian="bold" style:font-size-complex="12pt" style:font-weight-complex="bold"/>
    </style:style>
    <style:style style:name="P24" style:family="paragraph" style:parent-style-name="Standard">
      <style:paragraph-properties fo:margin-left="6.001cm" fo:margin-right="0cm" fo:text-align="justify" style:justify-single-word="false" fo:text-indent="0cm" style:auto-text-indent="false"/>
      <style:text-properties fo:font-size="12pt" fo:font-weight="bold" officeooo:rsid="000e034e" officeooo:paragraph-rsid="000e034e" style:font-size-asian="12pt" style:font-weight-asian="bold" style:font-size-complex="12pt" style:font-weight-complex="bold"/>
    </style:style>
    <style:style style:name="P25" style:family="paragraph" style:parent-style-name="Standard">
      <style:paragraph-properties fo:margin-left="2cm" fo:margin-right="0cm" fo:text-align="justify" style:justify-single-word="false" fo:text-indent="0cm" style:auto-text-indent="false"/>
      <style:text-properties fo:font-size="12pt" fo:font-weight="bold" officeooo:rsid="0045d747" officeooo:paragraph-rsid="000eebdb" style:font-size-asian="12pt" style:font-weight-asian="bold" style:font-size-complex="12pt" style:font-weight-complex="bold"/>
    </style:style>
    <style:style style:name="P26" style:family="paragraph" style:parent-style-name="Standard">
      <style:paragraph-properties fo:margin-left="0cm" fo:margin-right="0cm" fo:text-align="justify" style:justify-single-word="false" fo:text-indent="0cm" style:auto-text-indent="false"/>
      <style:text-properties fo:font-size="12pt" fo:font-weight="bold" officeooo:rsid="000eebdb" officeooo:paragraph-rsid="000eebdb" style:font-size-asian="12pt" style:font-weight-asian="bold" style:font-size-complex="12pt" style:font-weight-complex="bold"/>
    </style:style>
    <style:style style:name="P27" style:family="paragraph" style:parent-style-name="Standard">
      <style:paragraph-properties fo:margin-left="2cm" fo:margin-right="0cm" fo:text-align="justify" style:justify-single-word="false" fo:text-indent="0cm" style:auto-text-indent="false"/>
      <style:text-properties officeooo:rsid="000be2a2" officeooo:paragraph-rsid="000be2a2"/>
    </style:style>
    <style:style style:name="P28" style:family="paragraph" style:parent-style-name="Standard">
      <style:paragraph-properties fo:line-height="100%" fo:text-align="justify" style:justify-single-word="false"/>
      <style:text-properties fo:font-style="normal" officeooo:paragraph-rsid="0010713f" style:font-style-asian="normal" style:font-style-complex="normal"/>
    </style:style>
    <style:style style:name="P29" style:family="paragraph" style:parent-style-name="Standard">
      <style:paragraph-properties fo:margin-left="2cm" fo:margin-right="0cm" fo:line-height="100%" fo:text-align="justify" style:justify-single-word="false" fo:text-indent="0cm" style:auto-text-indent="false"/>
      <style:text-properties fo:font-style="normal" officeooo:paragraph-rsid="0010713f" style:font-style-asian="normal" style:font-style-complex="normal"/>
    </style:style>
    <style:style style:name="P30" style:family="paragraph" style:parent-style-name="Standard">
      <style:paragraph-properties fo:margin-left="0cm" fo:margin-right="0cm" fo:line-height="100%" fo:text-align="justify" style:justify-single-word="false" fo:text-indent="0cm" style:auto-text-indent="false"/>
      <style:text-properties fo:font-style="normal" officeooo:paragraph-rsid="0010713f" style:font-style-asian="normal" style:font-style-complex="normal"/>
    </style:style>
    <style:style style:name="P31" style:family="paragraph" style:parent-style-name="Standard">
      <style:paragraph-properties fo:margin-left="0cm" fo:margin-right="0cm" fo:line-height="100%" fo:text-align="justify" style:justify-single-word="false" fo:text-indent="0cm" style:auto-text-indent="false"/>
      <style:text-properties fo:font-style="normal" officeooo:paragraph-rsid="0010d8af" style:font-style-asian="normal" style:font-style-complex="normal"/>
    </style:style>
    <style:style style:name="P32" style:family="paragraph" style:parent-style-name="Standard">
      <style:paragraph-properties fo:margin-left="2cm" fo:margin-right="0cm" fo:line-height="100%" fo:text-align="justify" style:justify-single-word="false" fo:text-indent="0cm" style:auto-text-indent="false"/>
      <style:text-properties fo:font-style="normal" officeooo:paragraph-rsid="0010d8af" style:font-style-asian="normal" style:font-style-complex="normal"/>
    </style:style>
    <style:style style:name="P33" style:family="paragraph" style:parent-style-name="Standard">
      <style:paragraph-properties fo:margin-left="0cm" fo:margin-right="0cm" fo:line-height="100%" fo:text-align="justify" style:justify-single-word="false" fo:text-indent="0cm" style:auto-text-indent="false"/>
      <style:text-properties fo:font-style="normal" officeooo:rsid="0010d8af" officeooo:paragraph-rsid="0010d8af" style:font-style-asian="normal" style:font-style-complex="normal"/>
    </style:style>
    <style:style style:name="P34" style:family="paragraph" style:parent-style-name="Standard">
      <style:paragraph-properties fo:margin-left="2cm" fo:margin-right="0cm" fo:line-height="100%" fo:text-align="justify" style:justify-single-word="false" fo:text-indent="0cm" style:auto-text-indent="false"/>
      <style:text-properties fo:font-style="normal" officeooo:rsid="0010d8af" officeooo:paragraph-rsid="0010d8af" style:font-style-asian="normal" style:font-style-complex="normal"/>
    </style:style>
    <style:style style:name="P35" style:family="paragraph" style:parent-style-name="Standard">
      <style:paragraph-properties fo:margin-left="2cm" fo:margin-right="0cm" fo:text-indent="0cm" style:auto-text-indent="false"/>
      <style:text-properties fo:font-style="normal" officeooo:rsid="001230d1" officeooo:paragraph-rsid="001230d1" style:font-style-asian="normal" style:font-style-complex="normal"/>
    </style:style>
    <style:style style:name="P36" style:family="paragraph" style:parent-style-name="Standard">
      <style:paragraph-properties fo:margin-left="2cm" fo:margin-right="0cm" fo:text-indent="0cm" style:auto-text-indent="false"/>
      <style:text-properties fo:font-style="normal" officeooo:rsid="00885dfd" officeooo:paragraph-rsid="001230d1" style:font-style-asian="normal" style:font-style-complex="normal"/>
    </style:style>
    <style:style style:name="P37" style:family="paragraph" style:parent-style-name="Standard">
      <style:text-properties fo:font-style="normal" officeooo:rsid="00885dfd" officeooo:paragraph-rsid="001230d1" style:font-style-asian="normal" style:font-style-complex="normal"/>
    </style:style>
    <style:style style:name="P38" style:family="paragraph" style:parent-style-name="Standard">
      <style:text-properties fo:font-style="normal" officeooo:rsid="009a4a5f" officeooo:paragraph-rsid="001230d1" style:font-style-asian="normal" style:font-style-complex="normal"/>
    </style:style>
    <style:style style:name="P39" style:family="paragraph" style:parent-style-name="Standard">
      <style:paragraph-properties fo:margin-left="2cm" fo:margin-right="0cm" fo:text-indent="0cm" style:auto-text-indent="false"/>
      <style:text-properties officeooo:rsid="006467d8" officeooo:paragraph-rsid="0010d8af"/>
    </style:style>
    <style:style style:name="P40" style:family="paragraph" style:parent-style-name="Standard">
      <style:paragraph-properties fo:margin-left="4.001cm" fo:margin-right="0cm" fo:text-indent="0cm" style:auto-text-indent="false"/>
      <style:text-properties officeooo:rsid="006467d8" officeooo:paragraph-rsid="0010d8af"/>
    </style:style>
    <style:style style:name="P41" style:family="paragraph" style:parent-style-name="Standard">
      <style:paragraph-properties fo:margin-left="2cm" fo:margin-right="0cm" fo:text-indent="0cm" style:auto-text-indent="false"/>
      <style:text-properties officeooo:rsid="0065fe33" officeooo:paragraph-rsid="0010d8af"/>
    </style:style>
    <style:style style:name="P42" style:family="paragraph" style:parent-style-name="Standard">
      <style:paragraph-properties fo:margin-left="2cm" fo:margin-right="0cm" fo:text-indent="0cm" style:auto-text-indent="false"/>
      <style:text-properties officeooo:rsid="0050a39a" officeooo:paragraph-rsid="0010d8af"/>
    </style:style>
    <style:style style:name="P43" style:family="paragraph" style:parent-style-name="Standard">
      <style:paragraph-properties fo:margin-left="2cm" fo:margin-right="0cm" fo:text-indent="0cm" style:auto-text-indent="false"/>
      <style:text-properties officeooo:rsid="007426c5" officeooo:paragraph-rsid="001230d1"/>
    </style:style>
    <style:style style:name="P44" style:family="paragraph" style:parent-style-name="Standard">
      <style:paragraph-properties fo:margin-left="0cm" fo:margin-right="0cm" fo:text-indent="0cm" style:auto-text-indent="false"/>
      <style:text-properties officeooo:rsid="001230d1" officeooo:paragraph-rsid="001230d1"/>
    </style:style>
    <style:style style:name="P45" style:family="paragraph" style:parent-style-name="Standard">
      <style:text-properties officeooo:paragraph-rsid="001230d1"/>
    </style:style>
    <style:style style:name="P46" style:family="paragraph" style:parent-style-name="Standard">
      <style:paragraph-properties fo:margin-left="2cm" fo:margin-right="0cm" fo:text-indent="0cm" style:auto-text-indent="false"/>
      <style:text-properties officeooo:paragraph-rsid="001230d1"/>
    </style:style>
    <style:style style:name="P47" style:family="paragraph" style:parent-style-name="Standard">
      <style:paragraph-properties fo:margin-left="4.001cm" fo:margin-right="0cm" fo:text-indent="0cm" style:auto-text-indent="false"/>
      <style:text-properties officeooo:paragraph-rsid="001230d1"/>
    </style:style>
    <style:style style:name="T1" style:family="text">
      <style:text-properties officeooo:rsid="00dedacf"/>
    </style:style>
    <style:style style:name="T2" style:family="text">
      <style:text-properties fo:color="#2a6099" loext:opacity="100%" fo:font-weight="bold" officeooo:rsid="00e4f090" style:font-weight-asian="bold" style:font-weight-complex="bold"/>
    </style:style>
    <style:style style:name="T3" style:family="text">
      <style:text-properties fo:color="#2a6099" loext:opacity="100%" fo:font-weight="bold" officeooo:rsid="00e70294" style:font-weight-asian="bold" style:font-weight-complex="bold"/>
    </style:style>
    <style:style style:name="T4" style:family="text">
      <style:text-properties officeooo:rsid="00e70294"/>
    </style:style>
    <style:style style:name="T5" style:family="text">
      <style:text-properties fo:color="#00a933" loext:opacity="100%" fo:font-weight="bold" officeooo:rsid="00e4f090" style:font-weight-asian="bold" style:font-weight-complex="bold"/>
    </style:style>
    <style:style style:name="T6" style:family="text">
      <style:text-properties fo:color="#00a933" loext:opacity="100%" fo:font-weight="bold" officeooo:rsid="00e70294" style:font-weight-asian="bold" style:font-weight-complex="bold"/>
    </style:style>
    <style:style style:name="T7" style:family="text">
      <style:text-properties officeooo:rsid="00be4ea2"/>
    </style:style>
    <style:style style:name="T8" style:family="text">
      <style:text-properties officeooo:rsid="00bddfdf"/>
    </style:style>
    <style:style style:name="T9" style:family="text">
      <style:text-properties officeooo:rsid="00075d50"/>
    </style:style>
    <style:style style:name="T10" style:family="text">
      <style:text-properties officeooo:rsid="00077cea"/>
    </style:style>
    <style:style style:name="T11" style:family="text">
      <style:text-properties fo:font-weight="normal" style:font-weight-asian="normal" style:font-weight-complex="normal"/>
    </style:style>
    <style:style style:name="T12" style:family="text">
      <style:text-properties fo:font-weight="normal" officeooo:rsid="000be2a2" style:font-weight-asian="normal" style:font-weight-complex="normal"/>
    </style:style>
    <style:style style:name="T13" style:family="text">
      <style:text-properties fo:font-weight="normal" officeooo:rsid="000c09f6" style:font-weight-asian="normal" style:font-weight-complex="normal"/>
    </style:style>
    <style:style style:name="T14" style:family="text">
      <style:text-properties fo:font-weight="normal" officeooo:rsid="000e034e" style:font-weight-asian="normal" style:font-weight-complex="normal"/>
    </style:style>
    <style:style style:name="T15" style:family="text">
      <style:text-properties fo:font-weight="normal" officeooo:rsid="000eebdb" style:font-weight-asian="normal" style:font-weight-complex="normal"/>
    </style:style>
    <style:style style:name="T16" style:family="text">
      <style:text-properties fo:font-weight="normal" officeooo:rsid="00462de2" style:font-weight-asian="normal" style:font-weight-complex="normal"/>
    </style:style>
    <style:style style:name="T17" style:family="text">
      <style:text-properties fo:font-weight="normal" officeooo:rsid="0010713f" style:font-weight-asian="normal" style:font-weight-complex="normal"/>
    </style:style>
    <style:style style:name="T18" style:family="text">
      <style:text-properties fo:font-weight="normal" officeooo:rsid="0010d8af" style:font-weight-asian="normal" style:font-weight-complex="normal"/>
    </style:style>
    <style:style style:name="T19" style:family="text">
      <style:text-properties fo:font-weight="bold" style:font-weight-asian="bold" style:font-weight-complex="bold"/>
    </style:style>
    <style:style style:name="T20" style:family="text">
      <style:text-properties fo:font-weight="bold" officeooo:rsid="003d8550" style:font-weight-asian="bold" style:font-weight-complex="bold"/>
    </style:style>
    <style:style style:name="T21" style:family="text">
      <style:text-properties fo:font-weight="bold" officeooo:rsid="009f398a" style:font-weight-asian="bold" style:font-weight-complex="bold"/>
    </style:style>
    <style:style style:name="T22" style:family="text">
      <style:text-properties fo:font-weight="bold" officeooo:rsid="0010ac65" style:font-weight-asian="bold" style:font-weight-complex="bold"/>
    </style:style>
    <style:style style:name="T23" style:family="text">
      <style:text-properties fo:font-weight="bold" officeooo:rsid="0010713f"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462de2"/>
    </style:style>
    <style:style style:name="T26" style:family="text">
      <style:text-properties style:text-underline-style="solid" style:text-underline-width="auto" style:text-underline-color="font-color" fo:font-weight="bold" style:font-weight-asian="bold" style:font-weight-complex="bold"/>
    </style:style>
    <style:style style:name="T27" style:family="text">
      <style:text-properties officeooo:rsid="000be2a2"/>
    </style:style>
    <style:style style:name="T28" style:family="text">
      <style:text-properties fo:font-size="12pt" fo:font-weight="normal" style:font-size-asian="12pt" style:font-weight-asian="normal" style:font-size-complex="12pt" style:font-weight-complex="normal"/>
    </style:style>
    <style:style style:name="T29" style:family="text">
      <style:text-properties fo:font-size="12pt" fo:font-weight="normal" officeooo:rsid="000eebdb" style:font-size-asian="12pt" style:font-weight-asian="normal" style:font-size-complex="12pt" style:font-weight-complex="normal"/>
    </style:style>
    <style:style style:name="T30" style:family="text">
      <style:text-properties fo:font-style="italic" style:font-style-asian="italic" style:font-style-complex="italic"/>
    </style:style>
    <style:style style:name="T31" style:family="text">
      <style:text-properties fo:font-style="italic" officeooo:rsid="0010ac65" style:font-style-asian="italic" style:font-style-complex="italic"/>
    </style:style>
    <style:style style:name="T32" style:family="text">
      <style:text-properties fo:font-style="italic" officeooo:rsid="008da6ae" style:font-style-asian="italic" style:font-style-complex="italic"/>
    </style:style>
    <style:style style:name="T33" style:family="text">
      <style:text-properties fo:font-style="italic" officeooo:rsid="0099013b" style:font-style-asian="italic" style:font-style-complex="italic"/>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0c09f6" style:font-style-asian="italic" style:font-weight-asian="normal" style:font-style-complex="italic" style:font-weight-complex="normal"/>
    </style:style>
    <style:style style:name="T36" style:family="text">
      <style:text-properties fo:font-style="italic" fo:font-weight="normal" officeooo:rsid="000eebdb" style:font-style-asian="italic" style:font-weight-asian="normal" style:font-style-complex="italic" style:font-weight-complex="normal"/>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fo:font-style="italic" fo:font-weight="bold" officeooo:rsid="0010ac65" style:font-style-asian="italic" style:font-weight-asian="bold" style:font-style-complex="italic" style:font-weight-complex="bold"/>
    </style:style>
    <style:style style:name="T39" style:family="text">
      <style:text-properties officeooo:rsid="000e034e"/>
    </style:style>
    <style:style style:name="T40" style:family="text">
      <style:text-properties fo:font-style="normal" style:font-style-asian="normal" style:font-style-complex="normal"/>
    </style:style>
    <style:style style:name="T41" style:family="text">
      <style:text-properties fo:font-style="normal" officeooo:rsid="009a4a5f" style:font-style-asian="normal" style:font-style-complex="normal"/>
    </style:style>
    <style:style style:name="T42" style:family="text">
      <style:text-properties fo:font-style="normal" officeooo:rsid="00885dfd" style:font-style-asian="normal" style:font-style-complex="normal"/>
    </style:style>
    <style:style style:name="T43" style:family="text">
      <style:text-properties fo:font-style="normal" officeooo:rsid="00a4b26d" style:font-style-asian="normal" style:font-style-complex="normal"/>
    </style:style>
    <style:style style:name="T44" style:family="text">
      <style:text-properties fo:font-style="normal" officeooo:rsid="00add8cc" style:font-style-asian="normal" style:font-style-complex="normal"/>
    </style:style>
    <style:style style:name="T45" style:family="text">
      <style:text-properties fo:font-style="normal" officeooo:rsid="0099013b" style:font-style-asian="normal" style:font-style-complex="normal"/>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fo:font-style="normal" fo:font-weight="normal" officeooo:rsid="000eebdb" style:font-style-asian="normal" style:font-weight-asian="normal" style:font-style-complex="normal" style:font-weight-complex="normal"/>
    </style:style>
    <style:style style:name="T48" style:family="text">
      <style:text-properties officeooo:rsid="003d8550"/>
    </style:style>
    <style:style style:name="T49" style:family="text">
      <style:text-properties officeooo:rsid="009f398a"/>
    </style:style>
    <style:style style:name="T50" style:family="text">
      <style:text-properties officeooo:rsid="0010ac65"/>
    </style:style>
    <style:style style:name="T51" style:family="text">
      <style:text-properties officeooo:rsid="0010713f"/>
    </style:style>
    <style:style style:name="T52" style:family="text">
      <style:text-properties officeooo:rsid="0010d8af"/>
    </style:style>
    <style:style style:name="T53" style:family="text">
      <style:text-properties officeooo:rsid="00817ea3"/>
    </style:style>
    <style:style style:name="T54" style:family="text">
      <style:text-properties officeooo:rsid="00a6083b"/>
    </style:style>
    <style:style style:name="T55" style:family="text">
      <style:text-properties officeooo:rsid="0066b135"/>
    </style:style>
    <style:style style:name="T56" style:family="text">
      <style:text-properties officeooo:rsid="0067e682"/>
    </style:style>
    <style:style style:name="T57" style:family="text">
      <style:text-properties officeooo:rsid="007426c5"/>
    </style:style>
    <style:style style:name="T58" style:family="text">
      <style:text-properties officeooo:rsid="00810c20"/>
    </style:style>
    <style:style style:name="T59" style:family="text">
      <style:text-properties officeooo:rsid="0050a39a"/>
    </style:style>
    <style:style style:name="T60" style:family="text">
      <style:text-properties officeooo:rsid="007498fc"/>
    </style:style>
    <style:style style:name="T61" style:family="text">
      <style:text-properties officeooo:rsid="001230d1"/>
    </style:style>
    <style:style style:name="T62" style:family="text">
      <style:text-properties officeooo:rsid="0092cc12"/>
    </style:style>
    <style:style style:name="T63" style:family="text">
      <style:text-properties officeooo:rsid="00969da4"/>
    </style:style>
    <style:style style:name="T64" style:family="text">
      <style:text-properties officeooo:rsid="009a4a5f"/>
    </style:style>
    <style:style style:name="T65" style:family="text">
      <style:text-properties officeooo:rsid="008a01b9"/>
    </style:style>
    <style:style style:name="T66" style:family="text">
      <style:text-properties officeooo:rsid="008da6ae"/>
    </style:style>
    <style:style style:name="T67" style:family="text">
      <style:text-properties fo:color="#ce181e" loext:opacity="100%" fo:font-weight="bold" officeooo:rsid="00b11ad4" style:font-weight-asian="bold" style:font-weight-complex="bold"/>
    </style:style>
    <style:style style:name="T68" style:family="text">
      <style:text-properties fo:color="#ce181e" loext:opacity="100%" fo:font-style="normal" officeooo:rsid="00aac87e" style:font-style-asian="normal" style:font-style-complex="normal"/>
    </style:style>
    <style:style style:name="T69" style:family="text">
      <style:text-properties fo:color="#ce181e" loext:opacity="100%" fo:font-style="normal" officeooo:rsid="00ac2f01"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Qu’est-ce qui définit une œuvre d’art ?</text:p>
      <text:p text:style-name="P13"/>
      <text:p text:style-name="P13"/>
      <text:p text:style-name="P15"><text:span text:style-name="T24">Réponse 1 :</text:span><text:span text:style-name="T11"> c’est sa </text:span>ressemblance avec le réel<text:span text:style-name="T11"> qui définit une œuvre d’art</text:span></text:p>
      <text:p text:style-name="P15"><text:span text:style-name="T11"/></text:p>
      <text:p text:style-name="P18"><text:span text:style-name="T11">Un critère </text:span>intuitif <text:span text:style-name="T11">: pour savoir si une œuvre a de la valeur, il faut déjà au moins qu’on </text:span>reconnaisse<text:span text:style-name="T11"> ce qui est représenté.</text:span></text:p>
      <text:p text:style-name="P17"><text:span text:style-name="T11">→ un bon critère pour justifier le fait qu’un dessin d’enfant ne soit pas vraiment de l’art : n’a pas suffisamment de </text:span>maîtrise technique<text:span text:style-name="T11"> pour qu’on puisse reconnaître ce qui est imité</text:span></text:p>
      <text:p text:style-name="P18"><text:span text:style-name="T11"/></text:p>
      <text:p text:style-name="P18"><text:span text:style-name="T11">Ce critère a tendance à rabattre la valeur artistique d’une œuvre au niveau de maîtrise technique de l’artiste qui l’a produite.</text:span></text:p>
      <text:p text:style-name="P18"><text:span text:style-name="T11"/></text:p>
      <text:p text:style-name="P18"><text:span text:style-name="T11">Étymologiquement : une relation étroite entre les notions d’« art » et de « technique »</text:span></text:p>
      <text:p text:style-name="P17"><text:span text:style-name="T11">Art : <text:tab/>du latin « ars »<text:tab/>) « ars » est la traduction exacte de « tekhnè »</text:span></text:p>
      <text:p text:style-name="P17"><text:span text:style-name="T11">Technique :du grec « tekhnè »<text:tab/>) =&gt; étymologiquement : </text:span>art = technique <text:span text:style-name="T11">!</text:span></text:p>
      <text:p text:style-name="P18"><text:span text:style-name="T11"/></text:p>
      <text:p text:style-name="P18"><text:span text:style-name="T11">Pourquoi cette identification ?</text:span></text:p>
      <text:p text:style-name="P18"><text:span text:style-name="T11">Parce que le mot « ars » désignait simplement toute activité de production qui se fait selon certaines règles. → convient aussi bien au travail de l’artiste qu’au travail de l’artisan. En fait, l’Antiquité n’avait pas de concept spécifique pour désigner les « artistes » : on considérait que le sculpteur et le peintre exerçaient une activité proche de celle du boulanger ou du potier.</text:span></text:p>
      <text:p text:style-name="P18"><text:span text:style-name="T11"/></text:p>
      <text:p text:style-name="P18"><text:span text:style-name="T11">=&gt; <text:s/>artisan</text:span><text:span text:style-name="T13">s</text:span><text:span text:style-name="T11"> &amp; artiste</text:span><text:span text:style-name="T13">s</text:span><text:span text:style-name="T11"> étaient définis par certaines compétences techniques. =&gt; de même que le boulanger se définit par sa maîtrise du geste du pétrissage, le peintre ou le sculpteur se définit par le fait qu’il possède certains savoir-faire spécifiques, qui lui permettent de reproduire certains aspects du réel : peindre une ombre, sculpter un drapé, etc. → une </text:span>conception artisanale de l’art<text:span text:style-name="T11">, dans laquelle ce qui compte est moins l’originalité de l’artiste génial (conception romantique) que sa maîtrise technique</text:span></text:p>
      <text:p text:style-name="P18"><text:span text:style-name="T11"/></text:p>
      <text:p text:style-name="P19"><text:span text:style-name="T13">Cf histoire racontée par </text:span><text:span text:style-name="T11">Pline l’Ancien, </text:span><text:span text:style-name="T35">Histoire naturelle</text:span><text:span text:style-name="T11"> :</text:span></text:p>
      <text:p text:style-name="P20"><text:span text:style-name="T11">"[Parrhasius</text:span><text:span text:style-name="T13">]</text:span><text:span text:style-name="T11">, dit-on, offrit le combat à Zeuxis. Celui-ci apporta des raisins peints avec tant de vérité, que des oiseaux vinrent les becqueter; l’autre apporta un rideau si naturellement représenté, que Zeuxis, tout fier de la sentence des oiseaux, demande qu’on tirât enfin le rideau pour faire voir le tableau. Alors, reconnaissant son illusion, il s’avoua vaincu avec une franchise modeste, attendu que lui n’avait trompé que des oiseaux, mais que Parrhasius avait trompé un artiste, qui était Zeuxis."</text:span></text:p>
      <text:p text:style-name="P18"><text:span text:style-name="T11"/></text:p>
      <text:p text:style-name="P18"><text:span text:style-name="T11">Pour les </text:span><text:span text:style-name="T13">G</text:span><text:span text:style-name="T11">recs : le savoir-faire de l’artiste se caractérise par le fait qu’il produit un objet qui imite la réalité. =&gt; le plus haut degré de la maîtrise technique, c’est quand il est impossible de faire la différence entre l’œuvre et ce qu’elle représente</text:span></text:p>
      <text:p text:style-name="P15"><text:span text:style-name="T11"/></text:p>
      <text:p text:style-name="P15">Critique<text:span text:style-name="T27">s</text:span> :</text:p>
      <text:p text:style-name="P21"><text:span text:style-name="T11">1. </text:span><text:span text:style-name="T39">Critique morale et politique :</text:span><text:span text:style-name="T14"> si</text:span><text:span text:style-name="T11"> cette thèse est vraie : cela signifie que l’art est illusionniste </text:span><text:span text:style-name="T14">par essence</text:span><text:span text:style-name="T11">. </text:span><text:span text:style-name="T14">Il </text:span><text:span text:style-name="T11">vise à faire en sorte que le spectateur confonde un artefact et la réalité elle-même (cf Zeuxis)</text:span></text:p>
      <text:p text:style-name="P21"><text:span text:style-name="T11"/></text:p>
      <text:p text:style-name="P22"><text:span text:style-name="T11">cf texte de Platon : « les trois lits » (</text:span><text:span text:style-name="T34">République </text:span><text:span text:style-name="T46">X)</text:span></text:p>
      <text:p text:style-name="P23"><text:span text:style-name="T46">Il existe trois lits :</text:span></text:p>
      <text:p text:style-name="P24"><text:span text:style-name="T46">- L’idée générale du lit</text:span></text:p>
      <text:p text:style-name="P24"><text:span text:style-name="T46">- L’idée singulière que s’en fait le menuisier (l’idée de tel ou tel </text:span><text:soft-page-break/><text:span text:style-name="T46">lit), qui imite l’idée générale du lit</text:span></text:p>
      <text:p text:style-name="P24"><text:span text:style-name="T46">- la représentation que s’en fait l’artiste, qui est l’imitation du lit qu’a produit tel ou tel artisan</text:span></text:p>
      <text:p text:style-name="P23"><text:span text:style-name="T46">Par conséquent, l’œuvre d’art n’est que l’imitation d’une imitation. L’artiste est séparé de la vérité par deux degrés.</text:span></text:p>
      <text:p text:style-name="P23"><text:span text:style-name="T46"/></text:p>
      <text:p text:style-name="P23"><text:span text:style-name="T46">→ L’artiste est essentiellement </text:span><text:span text:style-name="T40">dangereux </text:span><text:span text:style-name="T46">: il fait passer au public certaines représentations, qui ne sont adossées à aucun savoir. L’artiste ne sait pas vraiment ce qu’il dit et n’en à pas besoin, et en même temps il exerce un pouvoir démesuré sur les esprits de ses spectateurs.</text:span></text:p>
      <text:p text:style-name="P23"><text:span text:style-name="T46">(Ex : à l’époque de Platon, les poètes imposent au public une certaine représentation des dieux → construisent </text:span><text:span text:style-name="T47">de fausses</text:span><text:span text:style-name="T46"> opinions religieuses, morales et politiques. Pour Platon, il faudrait</text:span><text:span text:style-name="T40"> bannir ces poètes</text:span><text:span text:style-name="T46"> de la cité idéale)</text:span></text:p>
      <text:p text:style-name="P21"><text:span text:style-name="T11"/></text:p>
      <text:p text:style-name="P16"><text:span text:style-name="T15">2</text:span><text:span text:style-name="T11">. Un critère qui ne vaut que pour certaines formes d’art spécifiques : arts visuels <text:s/>(peinture, théâtre…)</text:span></text:p>
      <text:p text:style-name="P16"><text:span text:style-name="T11">Il est beaucoup plus difficile de dire ce à quoi « ressemble » une musique, par exemple </text:span><text:span text:style-name="T15">(même s’il existe des musiques à ambition figurative : les </text:span><text:span text:style-name="T36">Quatre saisons</text:span><text:span text:style-name="T47">...)</text:span></text:p>
      <text:p text:style-name="P16"><text:span text:style-name="T11"/></text:p>
      <text:p text:style-name="P16"><text:span text:style-name="T11">+ ne vaut que pour </text:span><text:span text:style-name="T12">les</text:span><text:span text:style-name="T11"> formes </text:span><text:span text:style-name="T27">représentatives </text:span><text:span text:style-name="T11">de ces arts visuels. Il y a de la peinture abstraite, qui est légitime en tant que peinture (</text:span><text:span text:style-name="T12">Malevitch, Kandinsky, Mark Rothko, Jackson Pollock…)</text:span></text:p>
      <text:p text:style-name="P16"><text:span text:style-name="T12"/></text:p>
      <text:p text:style-name="P27"><text:span text:style-name="T29">3</text:span><text:span text:style-name="T28">. Quand bien même on se restreint aux formes représentatives des arts visuels, cette conception est problématique</text:span><text:span text:style-name="T48"> : quel intérêt y aurait-il à </text:span><text:span text:style-name="T20">reproduire</text:span><text:span text:style-name="T48"> la réalité ? Quel besoin avons-nous d’une copie, quand nous avons déjà l’original ?</text:span></text:p>
      <text:p text:style-name="P27"/>
      <text:p text:style-name="P25"><text:span text:style-name="T11">Cf </text:span><text:span text:style-name="T15">texte Hegel : </text:span><text:span text:style-name="T11">quand nous essayons d’imiter fidèlement la nature, nous en perdons en fait tout l’attrait. </text:span><text:span text:style-name="T15">En fait, </text:span><text:span text:style-name="T16">c</text:span><text:span text:style-name="T11">e qui nous séduit dans la beauté </text:span><text:span text:style-name="T16">de la nature,</text:span><text:span text:style-name="T15"> c’est</text:span><text:span text:style-name="T11"> </text:span><text:span text:style-name="T16">la façon dont celle-ci semble exprimer des sentiments humains (ex du chant du rossignol)</text:span></text:p>
      <text:p text:style-name="P25"><text:span text:style-name="T16"/></text:p>
      <text:p text:style-name="P25"><text:span text:style-name="T16"/></text:p>
      <text:p text:style-name="P26"><text:span text:style-name="T25">R</text:span><text:span text:style-name="T24">éponse 2 :</text:span><text:span text:style-name="T11"> c’est sa </text:span>beauté<text:span text:style-name="T11"> qui définit l’œuvre d’art</text:span></text:p>
      <text:p text:style-name="P26"><text:span text:style-name="T11"/></text:p>
      <text:p text:style-name="P29"><text:span text:style-name="T17">C’est le critère classique de l’art : </text:span><text:span text:style-name="T18">serait </text:span><text:span text:style-name="T49">lié à l’expérience du </text:span><text:span text:style-name="T21">beau</text:span><text:span text:style-name="T49"> → se caractéris</text:span><text:span text:style-name="T51">e</text:span><text:span text:style-name="T49"> par son harmonie, son équilibre, elle </text:span><text:span text:style-name="T51">doit</text:span><text:span text:style-name="T49"> représenter des beaux corps et des événements historiques importants.</text:span></text:p>
      <text:p text:style-name="P29"/>
      <text:p text:style-name="P31"><text:span text:style-name="T23">Critique :</text:span><text:span text:style-name="T51"> </text:span><text:span text:style-name="T52">Ce critère a été réfuté par l’histoire de l’art elle-même.</text:span></text:p>
      <text:p text:style-name="P32"><text:span text:style-name="T49">- Les </text:span><text:span text:style-name="T22">i</text:span><text:span text:style-name="T21">mpressionnistes</text:span><text:span text:style-name="T49"> et les </text:span><text:span text:style-name="T21">réalistes</text:span><text:span text:style-name="T49"> viendront remettre en question cette conception classique, mais continuent à penser que l’art doit fournir une </text:span><text:span text:style-name="T22">expérience perceptive </text:span><text:span text:style-name="T50">originale.</text:span></text:p>
      <text:p text:style-name="P32"><text:span text:style-name="T50">- Au début du XXè, on approfondit l’exploration </text:span>d’expériences artistiques qui ne sont plus des expériences de plaisir ou de déplaisir sensible. <text:span text:style-name="T49">Ex : on travaille sur</text:span> le choc, la révolte, la perplexité, le dégoût <text:span text:style-name="T50">(cf Otto Dix : </text:span><text:span text:style-name="T31">Les Joueurs de skat</text:span><text:span text:style-name="T50">)</text:span>... <text:span text:style-name="T50">Ces réactions </text:span>peuvent tout aussi bien constituer des expériences artistiques à part entière.</text:p>
      <text:p text:style-name="P28"/>
      <text:p text:style-name="P29"><text:span text:style-name="T50">La</text:span> naissance de l'<text:span text:style-name="T19">art contemporain </text:span><text:span text:style-name="T50">viendra radicaliser ce décentrement de l’idée même d’art.</text:span> <text:span text:style-name="T52">Cf </text:span><text:span text:style-name="T38">F</text:span><text:span text:style-name="T37">ontaine</text:span><text:span text:style-name="T19"> de Duchamp</text:span>. <text:span text:style-name="T49">P</text:span>ourquoi la <text:span text:style-name="T31">F</text:span><text:span text:style-name="T30">ontaine</text:span> a-t-elle été refusée en tant qu’œuvre d'art ? Parce que le jury du salon des indépendants concevait encore l'art comme la production manuelle d'objets dotés de certaines qualités esthétiques <text:soft-page-break/>particulières. En réalité, l'urinoir de Duchamp garderait tout son intérêt en tant qu’œuvre d'art si on supprimait nos perceptions visuelles. L'expérience artistique qui est liée à cette œuvre, ce n'est pas une expérience sensible, ce n'est pas une expérience perceptive : on n'est pas plus touché esthétiquement devant cet urinoir que devant l'urinoir dans lequel on urine. L'expérience artistique ici est une expérience de choc, de provocation, de perplexité, d'humour, de provocation intellectuelle. Ce que change radicalement la <text:span text:style-name="T30">Fontaine</text:span> de Duchamp, c'est que la question centrale de l'art n'est plus : « qu'est-ce que l'art ? », mais « <text:span text:style-name="T19">à partir de quand y a-t-il art</text:span> ? ». <text:s/>Ce<text:span text:style-name="T30"> </text:span>qui <text:span text:style-name="T30">fait œuvre</text:span> ici, c'est exclusivement le <text:span text:style-name="T30">geste</text:span> de Duchamp, qui consiste à prendre un objet industriel et à le présenter <text:span text:style-name="T30">en tant</text:span> qu’œuvre d'art - c'est ce qu'on appelle un « ready-made ».</text:p>
      <text:p text:style-name="P29"/>
      <text:p text:style-name="P29"><text:span text:style-name="T50">→ </text:span><text:span text:style-name="T52">A</text:span>vec l'art contemporain, l'expérience artistique n'est plus définie comme une expérience <text:span text:style-name="T30">esthétique</text:span>. C'est d'abord une expérience intellectuelle : l'art contemporain consiste d'abord à remettre en question les catégories du spectateur, pour le pousser à déconstruire l'idée qu'il se fait de l'art.</text:p>
      <text:p text:style-name="P29"/>
      <text:p text:style-name="P30"/>
      <text:p text:style-name="P33"><text:span text:style-name="T26">Réponse 3 :</text:span> c’est <text:span text:style-name="T19">le génie de l’artiste</text:span> qui définit l’œuvre d’art</text:p>
      <text:p text:style-name="P33"/>
      <text:p text:style-name="P34">Pour Kant, c’est le fait que les arts soient définis comme les arts du beau qui permettent de les définir comme les arts du génie. D’après Kant, en effet, seul l’existence du génie permet de rendre compte du beau.</text:p>
      <text:p text:style-name="P34"/>
      <text:p text:style-name="P39">Kant : <text:span text:style-name="T52">il y a </text:span>une différence fondamentale entre les règles techniques et les règles artistiques :</text:p>
      <text:p text:style-name="P40">- Tout le monde peut apprendre les règles de la menuiserie &amp; cet apprentissage suffit pour faire de moi un <text:span text:style-name="T54">bon </text:span>menuisier.</text:p>
      <text:p text:style-name="P40">- Tout le monde peut apprendre les règles de l’harmonie classique, mais cet apprentissage ne suffit pas pour faire de moi un <text:span text:style-name="T54">bon </text:span>compositeur.</text:p>
      <text:p text:style-name="P39"/>
      <text:p text:style-name="P39">→<text:span text:style-name="T55"> Certes il y a des règles générales à maîtriser pour produire une œuvre d’art. Mais aucune règle générale ne peut m’expliquer comment composer une œuvre d’art originale</text:span></text:p>
      <text:p text:style-name="P39"/>
      <text:p text:style-name="P39"><text:span text:style-name="T55">Une œuvre d’art :</text:span> un objet qui possède à la fois une originalité et une cohérence interne <text:span text:style-name="T55">= obéit à des règles, mais ces règles ne préexistent pas à l’œuvre</text:span></text:p>
      <text:p text:style-name="P41"/>
      <text:p text:style-name="P42">→<text:span text:style-name="T56"> Q° de Kant :</text:span> d’où viennent ces règles ? → Comment l’artiste fait-il pour <text:span text:style-name="T57">les</text:span> inventer, si elles ne dérivent pas elles-mêmes d’autres règles ?</text:p>
      <text:p text:style-name="P41"/>
      <text:p text:style-name="P43"><text:span text:style-name="T58">Pour Kant, c</text:span>es règles v<text:span text:style-name="T59">iennent de l’esprit de l’artiste lui-même, </text:span>en vertu de sa nature singulière. Ici : qqch de mystérieux et d’inexplicable : le génie <text:span text:style-name="T60">(du latin « ingenium », l’esprit particulier qui a été donné à la naissance ») : </text:span>« Le génie est la disposition innée de l'esprit par laquelle la nature donne les règles à l'art. »</text:p>
      <text:p text:style-name="P43"><text:span text:style-name="T60">1 don naturel qui est la condition de possibilité de l’art. Lui donne ses règles sans que ce processus </text:span><text:span text:style-name="T53">ne</text:span><text:span text:style-name="T60"> soit vraiment explicable (il est même inexplicable pour l’artiste lui-même !). Ces règles ont une valeur d’exemplarité : pourront être employées pour construire d’autres œuvres d’art (→ le grand artiste est celui qui fait école)</text:span></text:p>
      <text:p text:style-name="P43"/>
      <text:p text:style-name="P44"><text:span text:style-name="T19">Critique :</text:span> Ce n’est pas parce que certains individus ont une capacité de création supérieure qu’il faut nécessairement imaginer que cette capacité est innée.</text:p>
      <text:p text:style-name="P35"><text:span text:style-name="T62">Nietzsche : voir les génies comme des êtres privilégiés qui auraient mystérieusement </text:span><text:soft-page-break/><text:span text:style-name="T62">hérité leurs dons de la nature, c’est une grande naïveté. Certes, il y a des génies, mais le</text:span> génie <text:span text:style-name="T63">est simplement</text:span> <text:span text:style-name="T63">défini par</text:span> une certaine configuration de <text:span text:style-name="T63">s</text:span>a volonté. Ce qui caractérise le génie, c'est qu'il ne s'éparpille pas, mais que sa volonté est toute entière tendue vers un but unique : sa création.</text:p>
      <text:p text:style-name="P35"/>
      <text:p text:style-name="P35">Cf texte Nietzsche. Ex des carnets de Beethoven</text:p>
      <text:p text:style-name="P35"/>
      <text:p text:style-name="P46"><text:span text:style-name="T42">=&gt; Nietzsche : pourquoi voulons-nous croire aux génies naturels ? <text:s/>c’est en fait un mythe confortable :</text:span></text:p>
      <text:p text:style-name="P47"><text:span text:style-name="T42">- </text:span><text:span text:style-name="T43">ce mythe </text:span><text:span text:style-name="T42">nous permet de ne pas jalouser les talents de l’artiste. Génie </text:span><text:span text:style-name="T43">naturel implique</text:span><text:span text:style-name="T42"> une</text:span><text:span text:style-name="T40"> supériorité mystérieuse et infranchissable. </text:span><text:span text:style-name="T42">=&gt;</text:span><text:span text:style-name="T40"> </text:span><text:span text:style-name="T44">l’idée selon laquelle </text:span><text:span text:style-name="T40">les volontés fortes ne créent pas</text:span><text:span text:style-name="T30"> par effort</text:span><text:span text:style-name="T40"> est une croyance typique des volontés trop faibles pour se lancer dans cet effort. </text:span><text:span text:style-name="T45">En réalité,</text:span><text:span text:style-name="T42"> chacun pourrait être un génie, </text:span><text:span text:style-name="T45">puisque la seule condition est</text:span><text:span text:style-name="T42"> d’impliquer toute </text:span><text:span text:style-name="T43">sa</text:span><text:span text:style-name="T42"> volonté </text:span><text:span text:style-name="T45">dans </text:span><text:span text:style-name="T43">un</text:span><text:span text:style-name="T45"> </text:span><text:span text:style-name="T43">projet unique</text:span></text:p>
      <text:p text:style-name="P47"><text:span text:style-name="T42">- </text:span><text:span text:style-name="T45">nous permet de </text:span><text:span text:style-name="T33">mieux jouir</text:span><text:span text:style-name="T45"> des œuvres d’art, puisqu’il est plus facile de profiter d’une œuvre </text:span><text:span text:style-name="T41">quand on n’a pas à</text:span><text:span text:style-name="T45"> s’interroger sur les </text:span><text:span text:style-name="T41">décisions</text:span><text:span text:style-name="T45"> </text:span><text:span text:style-name="T41">esthétiques</text:span><text:span text:style-name="T45"> </text:span><text:span text:style-name="T41">de l’artiste</text:span></text:p>
      <text:p text:style-name="P38"/>
      <text:p text:style-name="P36"><text:span text:style-name="T61">=&gt;</text:span> <text:span text:style-name="T64">ce qu’on appelle « génie » n’est rien d’autre que l’aisance donnée par la parfaite maîtrise d’un langage artistique. </text:span><text:span text:style-name="T65">Il faut </text:span><text:span text:style-name="T64">donc </text:span><text:span text:style-name="T65">réhabiliter le rôle du travail, de la répétition et de la copie dans la formation de l’artist</text:span><text:span text:style-name="T64">e</text:span><text:span text:style-name="T65">. Certes, recopier un modèle ne fera jamais de mon œuvre une œuvre d’art, </text:span><text:span text:style-name="T64">et la valeur d’un artiste ne se mesure pas à ses compétences techniques.</text:span><text:span text:style-name="T65"> Pourtant, c’est seulement à travers un travail constant et acharné que l’artiste aiguise peu à peu sa vision et la conscience de ses propres pouvoirs </text:span><text:span text:style-name="T64">de création</text:span><text:span text:style-name="T65">. </text:span><text:span text:style-name="T66">Paradoxalement, le naturel artistique est un naturel </text:span><text:span text:style-name="T32">construit</text:span><text:span text:style-name="T66"> </text:span><text:span text:style-name="T64">par le travail.</text:span></text:p>
      <text:p text:style-name="P1">I. Qu’est-ce qui <text:span text:style-name="T10">définit </text:span>une œuvre d’art ?</text:p>
      <text:p text:style-name="P2">1. Sa <text:span text:style-name="T9">ressemblance avec le réel</text:span></text:p>
      <text:p text:style-name="P5">a. La conception de l’art comme imitation du réel</text:p>
      <text:p text:style-name="P6">→ Platon <text:span text:style-name="T2">[</text:span><text:span text:style-name="T3">L’art (1)</text:span><text:span text:style-name="T2">]</text:span></text:p>
      <text:p text:style-name="P5">b. L’art est davantage une idéalisation qu’un<text:span text:style-name="T4">e</text:span> reproduction</text:p>
      <text:p text:style-name="P6">→ Hegel <text:s/><text:span text:style-name="T5">[</text:span><text:span text:style-name="T6">L’art (1c)</text:span><text:span text:style-name="T5">]</text:span></text:p>
      <text:p text:style-name="P7">2. Sa beauté</text:p>
      <text:p text:style-name="P8">a. Kant</text:p>
      <text:p text:style-name="P8">b. L’art contemporain. Le laid...</text:p>
      <text:p text:style-name="P2"><text:span text:style-name="T10">3</text:span>. Le génie de l’artiste</text:p>
      <text:p text:style-name="P9"><text:span text:style-name="T1">a. Le génie comme</text:span> disposition innée et naturelle par laquelle <text:span text:style-name="T1">l’artiste</text:span> peut inventer de nouvelles règles</text:p>
      <text:p text:style-name="P10">→ <text:span text:style-name="T1">Kant </text:span><text:span text:style-name="T2">[</text:span><text:span text:style-name="T3">L’art (2)</text:span><text:span text:style-name="T2">]</text:span></text:p>
      <text:p text:style-name="P5">b. Ce qui nous apparaît comme un don naturel s’explique par un travail infiniment complexe</text:p>
      <text:p text:style-name="P3">→ <text:span text:style-name="T1">Nietzsche </text:span><text:span text:style-name="T5">[</text:span><text:span text:style-name="T6">L’art (2c)</text:span><text:span text:style-name="T5">]</text:span></text:p>
      <text:p text:style-name="P5">c. L’intensité extrême de ce travail peut elle-même s’expliquer par des motivations inconscientes</text:p>
      <text:p text:style-name="P3">→ <text:span text:style-name="T1">Freud, la sublimation </text:span><text:span text:style-name="T2">[</text:span><text:span text:style-name="T3">L’art (3)</text:span><text:span text:style-name="T2">]</text:span></text:p>
      <text:p text:style-name="P2">3. <text:span text:style-name="T10">Son absence d’utilité</text:span></text:p>
      <text:p text:style-name="P8">a. Kant</text:p>
      <text:p text:style-name="P8">b. Mais en fait non : une utilité spirituelle ! (Hegel)</text:p>
      <text:p text:style-name="P3">a. <text:span text:style-name="T1">Des </text:span>vérité<text:span text:style-name="T1">s</text:span> sur nous-même <text:span text:style-name="T1">en tant qu’humanité</text:span></text:p>
      <text:p text:style-name="P4">→ Hegel : <text:span text:style-name="T1">l’art permet à l’esprit d’avancer dans la conscience qu’il a de lui-même, sur le terrain de l’apparence sensible </text:span><text:span text:style-name="T5">[</text:span><text:span text:style-name="T6">L’art 1c)</text:span><text:span text:style-name="T5">]</text:span></text:p>
      <text:p text:style-name="P3">b. <text:span text:style-name="T1">Des </text:span>vérité<text:span text:style-name="T1">s</text:span> sur le monde</text:p>
      <text:p text:style-name="P4">- <text:span text:style-name="T1">L’art nous permet un </text:span>accès direct au<text:span text:style-name="T1">x choses</text:span></text:p>
      <text:p text:style-name="P4"><text:span text:style-name="T1">→ Bergson : </text:span><text:span text:style-name="T7">Les mots sont des étiquettes grossières qui nous masquent la réalité </text:span><text:span text:style-name="T2">[</text:span><text:span text:style-name="T3">Le langage (3)</text:span><text:span text:style-name="T2">]</text:span></text:p>
      <text:p text:style-name="P12"><text:span text:style-name="T1">- Discussion : cette thèse </text:span>implique de résoudre un débat sur la nature du langage :</text:p>
      <text:p text:style-name="P11">- Le langage est-<text:span text:style-name="T1">il</text:span> le signe de la pensée ? <text:span text:style-name="T1">(Descartes) </text:span><text:span text:style-name="T2">[</text:span><text:span text:style-name="T3">Le langage (1)</text:span><text:span text:style-name="T2">]</text:span></text:p>
      <text:p text:style-name="P11">- Le langage conditionne-<text:span text:style-name="T1">t-il</text:span> la pensée ? <text:span text:style-name="T1">(Hegel) </text:span><text:span text:style-name="T2">[</text:span><text:span text:style-name="T3">Le langage (2)</text:span><text:span text:style-name="T2">]</text:span></text:p>
      <text:p text:style-name="P4">- <text:span text:style-name="T8">L’œuvre d’art nous donne le monde dans sa vérité</text:span></text:p>
      <text:p text:style-name="P4">→ Heidegger : <text:span text:style-name="T1">l’art comme dévoilement </text:span><text:span text:style-name="T2">[</text:span><text:span text:style-name="T3">La vérité (3)</text:span><text:span text:style-name="T2">]</text:span><text:span text:style-name="T1">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Segoe UI" svg:font-family="'Segoe U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08T22:37:19.763000000</dc:date>
    <meta:editing-duration>PT14M47S</meta:editing-duration>
    <meta:editing-cycles>3</meta:editing-cycles>
    <meta:generator>LibreOffice/7.2.5.2$Windows_X86_64 LibreOffice_project/499f9727c189e6ef3471021d6132d4c694f357e5</meta:generator>
    <meta:document-statistic meta:table-count="0" meta:image-count="0" meta:object-count="0" meta:page-count="5" meta:paragraph-count="82" meta:word-count="2041" meta:character-count="12109" meta:non-whitespace-character-count="10143"/>
  </office:meta>
</office:document-meta>
</file>